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draw:marker-end="Arrow" draw:fill="none" draw:textarea-vertical-align="middle"/>
    </style:style>
    <style:style style:name="gr2" style:family="graphic" style:parent-style-name="objectwithoutfill">
      <style:graphic-properties draw:fill="none" draw:textarea-vertical-align="middle"/>
    </style:style>
    <style:style style:name="gr3" style:family="graphic" style:parent-style-name="objectwithoutfill">
      <style:graphic-properties draw:stroke="dash" draw:stroke-dash="Fine_20_Dotted" draw:fill="none" draw:textarea-vertical-align="middle"/>
    </style:style>
    <style:style style:name="gr4" style:family="graphic" style:parent-style-name="objectwithoutfill" style:list-style-name="L1">
      <style:graphic-properties draw:stroke="dash" draw:stroke-dash="Fine_20_Dotted" draw:fill="none" draw:textarea-vertical-align="middle"/>
    </style:style>
    <style:style style:name="gr5" style:family="graphic" style:parent-style-name="objectwithoutfill">
      <style:graphic-properties draw:stroke="dash" draw:stroke-dash="Fine_20_Dotted" draw:fill="none" draw:textarea-vertical-align="middle"/>
    </style:style>
    <style:style style:name="gr6" style:family="graphic" style:parent-style-name="standard">
      <style:graphic-properties draw:textarea-vertical-align="middle"/>
    </style:style>
    <style:style style:name="gr7" style:family="graphic" style:parent-style-name="objectwithoutfill">
      <style:graphic-properties draw:stroke="none" draw:fill="solid" draw:fill-color="#3c3c3c" draw:textarea-horizontal-align="center" draw:textarea-vertical-align="middle" fo:min-height="0.75cm" draw:shadow="hidden"/>
    </style:style>
    <style:style style:name="gr8"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9" style:family="graphic" style:parent-style-name="standard">
      <style:graphic-properties draw:textarea-horizontal-align="justify" draw:textarea-vertical-align="middle" draw:auto-grow-height="true" fo:min-height="4.335cm" fo:min-width="0cm" fo:wrap-option="wrap"/>
    </style:style>
    <style:style style:name="gr10" style:family="graphic" style:parent-style-name="standard">
      <style:graphic-properties draw:textarea-horizontal-align="justify" draw:textarea-vertical-align="middle" draw:auto-grow-height="true" fo:min-height="4.324cm" fo:min-width="0cm" fo:wrap-option="wrap"/>
    </style:style>
    <style:style style:name="gr11" style:family="graphic" style:parent-style-name="standard">
      <style:graphic-properties draw:textarea-horizontal-align="left" draw:textarea-vertical-align="top" draw:auto-grow-height="true" fo:min-height="2.85cm" fo:min-width="0cm" fo:wrap-option="wrap"/>
    </style:style>
    <style:style style:name="gr12" style:family="graphic" style:parent-style-name="standard">
      <style:graphic-properties draw:textarea-horizontal-align="justify" draw:textarea-vertical-align="middle" draw:auto-grow-height="true" fo:min-height="4.25cm" fo:min-width="0cm" fo:wrap-option="wrap"/>
    </style:style>
    <style:style style:name="gr13" style:family="graphic" style:parent-style-name="standard">
      <style:graphic-properties draw:textarea-horizontal-align="justify" draw:textarea-vertical-align="middle" draw:auto-grow-height="true" fo:min-height="0cm" fo:min-width="0cm" fo:wrap-option="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start"/>
      <style:text-properties fo:font-size="12pt" fo:font-weight="normal" style:font-size-asian="12pt" style:font-weight-asian="normal" style:font-size-complex="12pt" style:font-weight-complex="normal"/>
    </style:style>
    <style:style style:name="P3" style:family="paragraph">
      <style:text-properties fo:font-family="Arial" style:font-family-generic="roman" style:font-pitch="variable" fo:font-size="12pt" style:letter-kerning="true" style:font-family-asian="'Droid Sans Fallback'" style:font-family-generic-asian="system" style:font-pitch-asian="variable" style:font-size-asian="12pt" style:font-family-complex="'Lohit Hindi'" style:font-family-generic-complex="system" style:font-pitch-complex="variable" style:font-size-complex="12pt"/>
    </style:style>
    <style:style style:name="P4" style:family="paragraph">
      <style:paragraph-properties fo:text-align="start">
        <style:tab-stops/>
      </style:paragraph-properties>
      <style:text-properties fo:font-family="Arial" style:font-family-generic="roman" style:font-pitch="variable" fo:font-size="12pt" style:letter-kerning="true" style:font-family-asian="'Droid Sans Fallback'" style:font-family-generic-asian="system" style:font-pitch-asian="variable" style:font-size-asian="12pt" style:font-family-complex="'Lohit Hindi'" style:font-family-generic-complex="system" style:font-pitch-complex="variable" style:font-size-complex="12pt"/>
    </style:style>
    <style:style style:name="P5" style:family="paragraph">
      <style:paragraph-properties fo:text-align="start"/>
    </style:style>
    <style:style style:name="P6" style:family="paragraph">
      <style:paragraph-properties fo:text-align="start"/>
      <style:text-properties fo:font-size="12pt" style:font-size-asian="12pt" style:font-size-complex="12pt"/>
    </style:style>
    <style:style style:name="P7" style:family="paragraph">
      <style:paragraph-properties fo:text-align="end"/>
    </style:style>
    <style:style style:name="P8" style:family="paragraph">
      <style:paragraph-properties fo:text-align="justify"/>
      <style:text-properties fo:hyphenate="true"/>
    </style:style>
    <style:style style:name="P9" style:family="paragraph">
      <style:paragraph-properties fo:text-align="justify"/>
      <style:text-properties fo:font-size="10pt" style:font-size-asian="10pt" style:font-size-complex="10pt" fo:hyphenate="true"/>
    </style:style>
    <style:style style:name="P10" style:family="paragraph">
      <style:paragraph-properties fo:text-align="justify"/>
    </style:style>
    <style:style style:name="P11" style:family="paragraph">
      <style:paragraph-properties fo:text-align="justify"/>
      <style:text-properties fo:font-size="10pt" style:font-size-asian="10pt" style:font-size-complex="10pt"/>
    </style:style>
    <style:style style:name="P12" style:family="paragraph">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line draw:style-name="gr1" draw:text-style-name="P1" draw:layer="layout" svg:x1="3.5cm" svg:y1="16.608cm" svg:x2="18.1cm" svg:y2="16.608cm">
          <text:p/>
        </draw:line>
        <draw:line draw:style-name="gr2" draw:text-style-name="P1" draw:layer="layout" svg:x1="4.357cm" svg:y1="16.901cm" svg:x2="4.357cm" svg:y2="9.801cm">
          <text:p/>
        </draw:line>
        <draw:line draw:style-name="gr3" draw:text-style-name="P2" draw:layer="layout" svg:x1="1.9cm" svg:y1="13.308cm" svg:x2="14.9cm" svg:y2="13.308cm">
          <text:p><text:span text:style-name="T1">Tarea</text:span><text:span text:style-name="T2"> 1</text:span></text:p>
        </draw:line>
        <draw:line draw:style-name="gr4" draw:text-style-name="P4" draw:layer="layout" svg:x1="1.9cm" svg:y1="12.308cm" svg:x2="14.9cm" svg:y2="12.308cm">
          <text:p text:style-name="P3">Tarea 2</text:p>
        </draw:line>
        <draw:line draw:style-name="gr3" draw:text-style-name="P6" xml:id="id1" draw:id="id1" draw:layer="layout" svg:x1="1.9cm" svg:y1="11.308cm" svg:x2="14.9cm" svg:y2="11.308cm">
          <text:p text:style-name="P5"><text:span text:style-name="T1">Tarea 3</text:span></text:p>
        </draw:line>
        <draw:line draw:style-name="gr5" draw:text-style-name="P1" draw:layer="layout" svg:x1="5.4cm" svg:y1="9.808cm" svg:x2="5.4cm" svg:y2="16.808cm">
          <text:p/>
        </draw:line>
        <draw:line draw:style-name="gr5" draw:text-style-name="P1" draw:layer="layout" svg:x1="6.4cm" svg:y1="9.808cm" svg:x2="6.4cm" svg:y2="16.808cm">
          <text:p/>
        </draw:line>
        <draw:line draw:style-name="gr5" draw:text-style-name="P1" draw:layer="layout" svg:x1="7.4cm" svg:y1="9.808cm" svg:x2="7.4cm" svg:y2="16.808cm">
          <text:p/>
        </draw:line>
        <draw:line draw:style-name="gr5" draw:text-style-name="P1" draw:layer="layout" svg:x1="8.4cm" svg:y1="9.808cm" svg:x2="8.4cm" svg:y2="16.808cm">
          <text:p/>
        </draw:line>
        <draw:line draw:style-name="gr3" draw:text-style-name="P1" draw:layer="layout" svg:x1="9.4cm" svg:y1="9.808cm" svg:x2="9.4cm" svg:y2="16.808cm">
          <text:p text:style-name="P1"/>
          <text:p text:style-name="P1"/>
        </draw:line>
        <draw:connector draw:style-name="gr6" draw:text-style-name="P1" draw:layer="layout" svg:x1="8.4cm" svg:y1="11.308cm" svg:x2="8.4cm" svg:y2="11.308cm" draw:start-shape="id1" draw:end-shape="id1" svg:d="m8400 11308" svg:viewBox="0 0 1 1">
          <text:p/>
        </draw:connector>
        <draw:line draw:style-name="gr3" draw:text-style-name="P2" draw:layer="layout" svg:x1="1.9cm" svg:y1="14.408cm" svg:x2="14.9cm" svg:y2="14.408cm">
          <text:p><text:span text:style-name="T1">Idle</text:span></text:p>
        </draw:line>
        <draw:g>
          <draw:polygon draw:style-name="gr7" draw:text-style-name="P7" draw:layer="layout" svg:width="0.149cm" svg:height="0.595cm" svg:x="10.104cm" svg:y="14.604cm" svg:viewBox="0 0 150 596" draw:points="110,596 99,582 88,566 77,550 67,533 58,516 49,498 40,479 32,460 24,440 18,420 12,400 8,380 4,360 2,339 0,319 0,298 0,280 1,261 3,243 6,226 9,208 13,191 18,173 24,156 31,137 40,117 49,98 59,78 71,59 83,39 96,19 110,0 150,0 119,55 108,76 100,92 92,114 84,136 77,159 71,182 65,211 61,240 58,269 57,298 59,336 63,373 70,410 81,447 94,485 110,522 128,559 150,596">
            <text:p/>
          </draw:polygon>
          <draw:polygon draw:style-name="gr7" draw:text-style-name="P7" draw:layer="layout" svg:width="0.063cm" svg:height="0.063cm" svg:x="10.336cm" svg:y="15.002cm" svg:viewBox="0 0 64 64" draw:points="0,64 0,0 64,0 64,64">
            <text:p/>
          </draw:polygon>
          <draw:polygon draw:style-name="gr7" draw:text-style-name="P7" draw:layer="layout" svg:width="0.063cm" svg:height="0.063cm" svg:x="10.513cm" svg:y="15.002cm" svg:viewBox="0 0 64 64" draw:points="0,64 0,0 64,0 64,64">
            <text:p/>
          </draw:polygon>
          <draw:polygon draw:style-name="gr7" draw:text-style-name="P7" draw:layer="layout" svg:width="0.063cm" svg:height="0.063cm" svg:x="10.691cm" svg:y="15.002cm" svg:viewBox="0 0 64 64" draw:points="0,64 0,0 64,0 64,64">
            <text:p/>
          </draw:polygon>
          <draw:polygon draw:style-name="gr7" draw:text-style-name="P7" draw:layer="layout" svg:width="0.149cm" svg:height="0.595cm" svg:x="10.849cm" svg:y="14.604cm" svg:viewBox="0 0 150 596" draw:points="40,596 0,596 22,559 41,522 56,485 70,447 80,410 87,373 91,336 93,298 92,269 89,240 85,211 79,182 74,159 67,137 59,115 50,93 42,77 31,56 0,0 40,0 54,19 67,39 79,59 91,78 101,98 110,117 119,137 126,156 132,173 137,191 141,208 144,226 147,243 149,261 150,280 150,298 150,319 148,339 146,360 142,380 138,400 132,420 125,440 118,460 101,498 92,516 82,533 72,550 62,566 51,582">
            <text:p/>
          </draw:polygon>
        </draw:g>
        <draw:polyline draw:style-name="gr8" draw:text-style-name="P1" draw:layer="layout" svg:width="5.199cm" svg:height="3.107cm" svg:x="4.8cm" svg:y="11.3cm" svg:viewBox="0 0 5200 3108" draw:points="0,0 300,0 300,1000 600,1000 600,2000 1600,2008 1600,3108 3600,3108 3600,2008 4600,2000 4600,3100 5200,3108 5200,3100">
          <text:p/>
        </draw:polyline>
        <draw:polyline draw:style-name="gr8" draw:text-style-name="P1" draw:layer="layout" svg:width="6.099cm" svg:height="3.107cm" svg:x="10.9cm" svg:y="11.3cm" svg:viewBox="0 0 6100 3108" draw:points="0,3108 500,3108 500,2008 800,2000 800,0 1000,0 1000,2000 1500,2000 1500,0 2500,0 2500,3000 3500,3000 3500,2000 3900,2000 3900,1000 4100,1000 4100,2000 4500,2000 4500,1000 5400,1000 5400,3000 6100,3000">
          <text:p/>
        </draw:polyline>
        <draw:line draw:style-name="gr3" draw:text-style-name="P1" draw:layer="layout" svg:x1="10.399cm" svg:y1="9.807cm" svg:x2="10.399cm" svg:y2="16.807cm">
          <text:p text:style-name="P1"/>
          <text:p text:style-name="P1"/>
        </draw:line>
        <draw:line draw:style-name="gr3" draw:text-style-name="P1" draw:layer="layout" svg:x1="11.398cm" svg:y1="9.806cm" svg:x2="11.398cm" svg:y2="16.806cm">
          <text:p text:style-name="P1"/>
          <text:p text:style-name="P1"/>
        </draw:line>
        <draw:line draw:style-name="gr3" draw:text-style-name="P1" draw:layer="layout" svg:x1="12.397cm" svg:y1="9.805cm" svg:x2="12.397cm" svg:y2="16.805cm">
          <text:p text:style-name="P1"/>
          <text:p text:style-name="P1"/>
        </draw:line>
        <draw:line draw:style-name="gr3" draw:text-style-name="P1" draw:layer="layout" svg:x1="13.396cm" svg:y1="9.804cm" svg:x2="13.396cm" svg:y2="16.804cm">
          <text:p text:style-name="P1"/>
          <text:p text:style-name="P1"/>
        </draw:line>
        <draw:line draw:style-name="gr3" draw:text-style-name="P1" draw:layer="layout" svg:x1="14.395cm" svg:y1="9.803cm" svg:x2="14.395cm" svg:y2="16.803cm">
          <text:p text:style-name="P1"/>
          <text:p text:style-name="P1"/>
        </draw:line>
        <draw:line draw:style-name="gr3" draw:text-style-name="P1" draw:layer="layout" svg:x1="15.394cm" svg:y1="9.802cm" svg:x2="15.394cm" svg:y2="16.802cm">
          <text:p text:style-name="P1"/>
          <text:p text:style-name="P1"/>
        </draw:line>
        <draw:line draw:style-name="gr3" draw:text-style-name="P1" draw:layer="layout" svg:x1="16.393cm" svg:y1="9.801cm" svg:x2="16.393cm" svg:y2="16.801cm">
          <text:p text:style-name="P1"/>
          <text:p text:style-name="P1"/>
        </draw:line>
        <draw:line draw:style-name="gr3" draw:text-style-name="P1" draw:layer="layout" svg:x1="17.392cm" svg:y1="9.8cm" svg:x2="17.392cm" svg:y2="16.8cm">
          <text:p text:style-name="P1"/>
          <text:p text:style-name="P1"/>
        </draw:line>
        <draw:custom-shape draw:style-name="gr9" draw:text-style-name="P9" draw:layer="layout" svg:width="3.7cm" svg:height="4.585cm" svg:x="1cm" svg:y="4.715cm">
          <text:p text:style-name="P8"><text:span text:style-name="T3">Al iniciar el schedule se ejecuta la tarea 3 que es la de mayor prioridad. Como no hay información del RTC en la cola entra en estado bloqueado hasta que se presione el pulsador. </text:span></text:p>
          <draw:enhanced-geometry svg:viewBox="0 0 21600 21600" draw:mirror-horizontal="true" draw:type="line-callout-1" draw:modifiers="-1394.86625236423 30172.1761883995 -1453.22885706566 3004.9716528565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0" draw:text-style-name="P11" draw:layer="layout" svg:width="3.849cm" svg:height="4.585cm" svg:x="6.251cm" svg:y="6.2cm">
          <text:p text:style-name="P10"><text:span text:style-name="T3">La siguiente tarea en estado ready de mayor prioridad es la tarea 2 que intenta tomar el semáforo. <text:s/>Como el mismo no esta disponible entra en estado bloqueado hasta que la ISR de recepción de la UART lo habilite.</text:span></text:p>
          <draw:enhanced-geometry svg:viewBox="0 0 21600 21600" draw:mirror-horizontal="false" draw:type="line-callout-1" draw:modifiers="-4740.77922077922 28825.1199302224 -1396.98701298701 6061.7531617967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1" draw:text-style-name="P11" draw:layer="layout" svg:width="3.849cm" svg:height="3.403cm" svg:x="1.55cm" svg:y="17.7cm">
          <text:p text:style-name="P10"><text:span text:style-name="T3">La tarea 1 es la de menor prioridad y pasa de estado ready a running ya que no hay otras tareas en estado ready. <text:s/>Se ejecuta cada 100ms.</text:span></text:p>
          <draw:enhanced-geometry svg:viewBox="0 0 21600 21600" draw:mirror-horizontal="true" draw:type="line-callout-1" draw:modifiers="-2799.58441558442 -27913.7485311398 -1396.98701298701 5398.25862624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2" draw:text-style-name="P11" draw:layer="layout" svg:width="4.45cm" svg:height="4.979cm" svg:x="6.25cm" svg:y="17.161cm">
          <text:p text:style-name="P10"><text:span text:style-name="T3">Durante la ejecución de la tarea 1 se presiona el pulsador. <text:s/>Se produce un cambio de contexto a la tarea 3 pero como el mutex no esta disponible la tarea 3 vuelve al estado bloqueado hasta que la tarea 1 finalice y devuelva el mutex. <text:s/>Se produce una inversión de prioridad.</text:span></text:p>
          <draw:enhanced-geometry svg:viewBox="0 0 21600 21600" draw:mirror-horizontal="true" draw:type="line-callout-1" draw:modifiers="-4896.51763648618 -16529.6385542169 -1208.35767243316 6867.2739391246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11" draw:layer="layout" svg:width="4.65cm" svg:height="2.221cm" svg:x="12.891cm" svg:y="7.334cm">
          <text:p text:style-name="P10"><text:span text:style-name="T3">Cuando la tarea 1 finaliza y habilita el mutex, se ejecuta la tarea 3 en el siguiente cambio de contexto.</text:span></text:p>
          <draw:enhanced-geometry svg:viewBox="0 0 21600 21600" draw:mirror-horizontal="false" draw:type="line-callout-1" draw:modifiers="-2280.28380993335 57985.598559856 -1165.6847989679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13" draw:text-style-name="P11" draw:layer="layout" svg:width="6.15cm" svg:height="3.009cm" svg:x="12.75cm" svg:y="17.296cm">
          <text:p text:style-name="P11">Ocurre lo mismo con la tarea 2 si se recibe un carácter por la UART3 mientras se esta ejecutando la tarea 1. <text:s text:c="2"/>La tarea 2 aunque de mayor prioridad que la 1 se ejecuta cuando esta última termina y habilita el mutex.</text:p>
          <draw:enhanced-geometry svg:viewBox="0 0 21600 21600" draw:mirror-horizontal="false" draw:type="line-callout-1" draw:modifiers="7549.99187124045 -28661.2624584718 -877.906031539587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4" draw:text-style-name="P12" draw:layer="layout" svg:width="1.776cm" svg:height="0.725cm" svg:x="17.924cm" svg:y="16.275cm">
          <draw:text-box>
            <text:p><text:span text:style-name="T1">tiempo</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A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atricio </meta:initial-creator>
    <meta:creation-date>2013-02-18T19:21:16</meta:creation-date>
    <dc:date>2013-02-19T18:06:33</dc:date>
    <dc:creator>Patricio </dc:creator>
    <meta:editing-duration>P0D</meta:editing-duration>
    <meta:editing-cycles>2</meta:editing-cycles>
    <meta:generator>LibreOffice/3.5$Linux_X86_64 LibreOffice_project/350m1$Build-2</meta:generator>
    <meta:document-statistic meta:object-count="35"/>
  </office:meta>
</office:document-meta>
</file>